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ffffff" draw:textarea-horizontal-align="justify" draw:textarea-vertical-align="middle" draw:auto-grow-height="false" fo:min-height="1.5cm" fo:min-width="5.25cm"/>
      <style:paragraph-properties style:writing-mode="lr-tb"/>
    </style:style>
    <style:style style:name="gr2" style:family="graphic" style:parent-style-name="objectwithoutfill">
      <style:graphic-properties svg:stroke-color="#111111" draw:marker-end="Extrémités_20_de_20_flèche_20_3" draw:marker-end-width="0.3cm" draw:fill="none" draw:fill-color="#ffffff" draw:textarea-vertical-align="middle"/>
    </style:style>
    <style:style style:name="gr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2.735cm"/>
      <style:paragraph-properties style:writing-mode="lr-tb"/>
    </style:style>
    <style:style style:name="gr4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2.61cm"/>
      <style:paragraph-properties style:writing-mode="lr-tb"/>
    </style:style>
    <style:style style:name="gr5" style:family="graphic" style:parent-style-name="standard">
      <style:graphic-properties svg:stroke-color="#111111" draw:fill-color="#ffffff" draw:textarea-vertical-align="middle"/>
    </style:style>
    <style:style style:name="gr6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4.619cm"/>
      <style:paragraph-properties style:writing-mode="lr-tb"/>
    </style:style>
    <style:style style:name="gr7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8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619cm"/>
      <style:paragraph-properties style:writing-mode="lr-tb"/>
    </style:style>
    <style:style style:name="gr9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2.75cm"/>
      <style:paragraph-properties style:writing-mode="lr-tb"/>
    </style:style>
    <style:style style:name="gr10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2cm"/>
      <style:paragraph-properties style:writing-mode="lr-tb"/>
    </style:style>
    <style:style style:name="gr11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619cm"/>
      <style:paragraph-properties style:writing-mode="lr-tb"/>
    </style:style>
    <style:style style:name="gr12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75cm"/>
      <style:paragraph-properties style:writing-mode="lr-tb"/>
    </style:style>
    <style:style style:name="gr13" style:family="graphic" style:parent-style-name="standard">
      <style:graphic-properties svg:stroke-color="#000000" draw:textarea-vertical-align="middle"/>
    </style:style>
    <style:style style:name="gr14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4.25cm"/>
      <style:paragraph-properties style:writing-mode="lr-tb"/>
    </style:style>
    <style:style style:name="gr15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5cm"/>
      <style:paragraph-properties style:writing-mode="lr-tb"/>
    </style:style>
    <style:style style:name="gr16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75cm"/>
      <style:paragraph-properties style:writing-mode="lr-tb"/>
    </style:style>
    <style:style style:name="gr17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25cm"/>
      <style:paragraph-properties style:writing-mode="lr-tb"/>
    </style:style>
    <style:style style:name="gr18" style:family="graphic" style:parent-style-name="standard">
      <style:graphic-properties svg:stroke-color="#111111" draw:fill-color="#dde8cb" draw:textarea-horizontal-align="justify" draw:textarea-vertical-align="middle" draw:auto-grow-height="false" fo:min-height="0.75cm" fo:min-width="4cm"/>
      <style:paragraph-properties style:writing-mode="lr-tb"/>
    </style:style>
    <style:style style:name="gr19" style:family="graphic" style:parent-style-name="standard">
      <style:graphic-properties svg:stroke-color="#000000" draw:fill-color="#ffffff" draw:textarea-vertical-align="middle"/>
    </style:style>
    <style:style style:name="gr20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2.75cm"/>
      <style:paragraph-properties style:writing-mode="lr-tb"/>
    </style:style>
    <style:style style:name="gr21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5.61cm"/>
      <style:paragraph-properties style:writing-mode="lr-tb"/>
    </style:style>
    <style:style style:name="gr22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cm"/>
      <style:paragraph-properties style:writing-mode="lr-tb"/>
    </style:style>
    <style:style style:name="gr23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5cm"/>
      <style:paragraph-properties style:writing-mode="lr-tb"/>
    </style:style>
    <style:style style:name="gr24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4cm"/>
      <style:paragraph-properties style:writing-mode="lr-tb"/>
    </style:style>
    <style:style style:name="gr25" style:family="graphic" style:parent-style-name="standard">
      <style:graphic-properties svg:stroke-color="#000000" draw:fill-color="#000000" draw:textarea-vertical-align="middle"/>
    </style:style>
    <style:style style:name="gr26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4.25cm"/>
      <style:paragraph-properties style:writing-mode="lr-tb"/>
    </style:style>
    <style:style style:name="gr27" style:family="graphic" style:parent-style-name="objectwithoutfill">
      <style:graphic-properties svg:stroke-color="#000000" draw:marker-end="Extrémités_20_de_20_flèche_20_3" draw:marker-end-width="0.3cm" draw:fill="none" draw:fill-color="#ffffff" draw:textarea-vertical-align="middle"/>
    </style:style>
    <style:style style:name="gr28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29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2.5cm"/>
      <style:paragraph-properties style:writing-mode="lr-tb"/>
    </style:style>
    <style:style style:name="gr30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3cm"/>
      <style:paragraph-properties style:writing-mode="lr-tb"/>
    </style:style>
    <style:style style:name="gr31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3.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start" style:writing-mode="lr-tb"/>
      <style:text-properties fo:font-size="13pt" style:font-size-asian="13pt" style:font-size-complex="13pt"/>
    </style:style>
    <style:style style:name="P5" style:family="paragraph">
      <loext:graphic-properties draw:fill-color="#ffffff" draw:opacity="0%"/>
      <style:paragraph-properties fo:text-align="start" style:writing-mode="lr-tb"/>
      <style:text-properties fo:font-size="13pt" style:font-size-asian="13pt" style:font-size-complex="13pt"/>
    </style:style>
    <style:style style:name="P6" style:family="paragraph">
      <style:paragraph-properties fo:text-align="end" style:writing-mode="lr-tb"/>
      <style:text-properties fo:font-size="13pt" style:font-size-asian="13pt" style:font-size-complex="13pt"/>
    </style:style>
    <style:style style:name="P7" style:family="paragraph">
      <loext:graphic-properties draw:fill-color="#ffffff" draw:opacity="0%"/>
      <style:paragraph-properties fo:text-align="end" style:writing-mode="lr-tb"/>
      <style:text-properties fo:font-size="13pt" style:font-size-asian="13pt" style:font-size-complex="13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dee6ef"/>
      <style:paragraph-properties fo:text-align="center" style:writing-mode="lr-tb"/>
    </style:style>
    <style:style style:name="P10" style:family="paragraph">
      <loext:graphic-properties draw:fill-color="#dde8cb"/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5cm" svg:height="1.75cm" svg:x="47.125cm" svg:y="22.5cm">
          <text:p text:style-name="P1">decompresser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" draw:text-style-name="P3" draw:layer="layout" svg:x1="52.875cm" svg:y1="23.253cm" svg:x2="53.875cm" svg:y2="23.253cm">
            <text:p/>
          </draw:line>
          <draw:custom-shape draw:style-name="gr3" draw:text-style-name="P5" draw:layer="layout" svg:width="3.235cm" svg:height="1.001cm" draw:transform="rotate (-0.000349065850398201) translate (53.765cm 22.75cm)">
            <text:p text:style-name="P4"><text:span text:style-name="T1">Fi</text:span><text:span text:style-name="T1">ch</text:span><text:span text:style-name="T1">ier</text:span><text:span text:style-name="T1">Bi</text:span><text:span text:style-name="T1">na</text:span><text:span text:style-name="T1">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" draw:text-style-name="P3" draw:layer="layout" svg:x1="46.125cm" svg:y1="23.355cm" svg:x2="47.125cm" svg:y2="23.355cm">
            <text:p/>
          </draw:line>
          <draw:custom-shape draw:style-name="gr4" draw:text-style-name="P7" draw:layer="layout" svg:width="3.11cm" svg:height="1.001cm" draw:transform="rotate (-0.000349065850398201) translate (43.125cm 22.853cm)">
            <text:p text:style-name="P6"><text:span text:style-name="T1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" draw:text-style-name="P8" draw:layer="layout" draw:line-skew="0.125cm" svg:x1="50cm" svg:y1="24.25cm" svg:x2="12.625cm" svg:y2="28.494cm" draw:start-shape="id1" draw:start-glue-point="2" draw:end-shape="id2" draw:end-glue-point="0" svg:d="M50000 24250v2247h-37375v1997" svg:viewBox="0 0 37376 4245">
          <text:p/>
        </draw:connector>
        <draw:connector draw:style-name="gr5" draw:text-style-name="P8" draw:layer="layout" draw:line-skew="0.128cm" svg:x1="50cm" svg:y1="24.25cm" svg:x2="37.25cm" svg:y2="28.494cm" draw:start-shape="id1" draw:start-glue-point="2" draw:end-shape="id3" draw:end-glue-point="0" svg:d="M50000 24250v2250h-12750v1994" svg:viewBox="0 0 12751 4245">
          <text:p/>
        </draw:connector>
        <draw:g>
          <draw:g xml:id="id3" draw:id="id3">
            <draw:g>
              <draw:custom-shape draw:style-name="gr6" draw:text-style-name="P9" draw:layer="layout" svg:width="5.119cm" svg:height="1.481cm" svg:x="34.691cm" svg:y="28.494cm">
                <text:p text:style-name="P1">construireArbreDeHuffman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33.691cm" svg:y1="29.225cm" svg:x2="34.691cm" svg:y2="29.225cm">
                  <text:p/>
                </draw:line>
                <draw:custom-shape draw:style-name="gr7" draw:text-style-name="P7" draw:layer="layout" svg:width="4.61cm" svg:height="1.001cm" draw:transform="rotate (-0.000349065850398201) translate (29.191cm 28.722cm)">
                  <text:p text:style-name="P6"><text:span text:style-name="T1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9.81cm" svg:y1="29.248cm" svg:x2="40.81cm" svg:y2="29.248cm">
                    <text:p/>
                  </draw:line>
                  <draw:custom-shape draw:style-name="gr7" draw:text-style-name="P5" draw:layer="layout" svg:width="4.61cm" svg:height="1.001cm" draw:transform="rotate (-0.000349065850398201) translate (40.7cm 28.745cm)">
                    <text:p text:style-name="P4"><text:span text:style-name="T1">ArbreDeHuffma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5" draw:text-style-name="P8" draw:layer="layout" svg:x1="37.25cm" svg:y1="29.975cm" svg:x2="30.559cm" svg:y2="31.744cm" draw:end-shape="id4" draw:end-glue-point="0" svg:d="M37250 29975v634h-6691v1135" svg:viewBox="0 0 6692 1770">
            <text:p/>
          </draw:connector>
          <draw:g xml:id="id4" draw:id="id4">
            <draw:g>
              <draw:custom-shape draw:style-name="gr8" draw:text-style-name="P10" draw:layer="layout" svg:width="4.119cm" svg:height="1.481cm" svg:x="28.5cm" svg:y="31.766cm">
                <text:p text:style-name="P1">obtenirArbreEtDefiler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27.5cm" svg:y1="32.501cm" svg:x2="28.5cm" svg:y2="32.501cm">
                  <text:p/>
                </draw:line>
                <draw:custom-shape draw:style-name="gr7" draw:text-style-name="P7" draw:layer="layout" svg:width="4.61cm" svg:height="1.001cm" draw:transform="rotate (-0.000349065850398201) translate (23cm 31.998cm)">
                  <text:p text:style-name="P6"><text:span text:style-name="T1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2.619cm" svg:y1="32.826cm" svg:x2="33.619cm" svg:y2="32.826cm">
                    <text:p/>
                  </draw:line>
                  <draw:custom-shape draw:style-name="gr7" draw:text-style-name="P5" draw:layer="layout" svg:width="4.61cm" svg:height="1.001cm" draw:transform="rotate (-0.000349065850398201) translate (33.509cm 32.323cm)">
                    <text:p text:style-name="P4"><text:span text:style-name="T1">Fil</text:span><text:span text:style-name="T1">e</text:span><text:span text:style-name="T1">D</text:span><text:span text:style-name="T1">e</text:span><text:span text:style-name="T1">Pr</text:span><text:span text:style-name="T1">ior</text:span><text:span text:style-name="T1">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g>
                  <draw:line draw:style-name="gr2" draw:text-style-name="P3" draw:layer="layout" svg:x1="32.619cm" svg:y1="32.247cm" svg:x2="33.619cm" svg:y2="32.247cm">
                    <text:p/>
                  </draw:line>
                  <draw:custom-shape draw:style-name="gr7" draw:text-style-name="P5" draw:layer="layout" svg:width="4.61cm" svg:height="1.001cm" draw:transform="rotate (-0.000349065850398201) translate (33.509cm 31.744cm)">
                    <text:p text:style-name="P4"><text:span text:style-name="T1">ArbreDeHuffma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5" draw:text-style-name="P8" draw:layer="layout" svg:x1="37.25cm" svg:y1="29.975cm" svg:x2="43.625cm" svg:y2="31.744cm" draw:end-shape="id5" draw:end-glue-point="0" svg:d="M37250 29975v634h6375v1135" svg:viewBox="0 0 6376 1770">
            <text:p/>
          </draw:connector>
          <draw:g xml:id="id5" draw:id="id5">
            <draw:g>
              <draw:custom-shape draw:style-name="gr9" draw:text-style-name="P10" draw:layer="layout" svg:width="3.25cm" svg:height="1.481cm" svg:x="42cm" svg:y="31.769cm">
                <text:p text:style-name="P1">fusionner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41cm" svg:y1="32.247cm" svg:x2="42cm" svg:y2="32.247cm">
                  <text:p/>
                </draw:line>
                <draw:custom-shape draw:style-name="gr7" draw:text-style-name="P7" draw:layer="layout" svg:width="4.61cm" svg:height="1.001cm" draw:transform="rotate (-0.000349065850398201) translate (36.5cm 31.744cm)">
                  <text:p text:style-name="P6"><text:span text:style-name="T1">ArbreDeH</text:span><text:span text:style-name="T1">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45.25cm" svg:y1="32.5cm" svg:x2="46.25cm" svg:y2="32.5cm">
                    <text:p/>
                  </draw:line>
                  <draw:custom-shape draw:style-name="gr7" draw:text-style-name="P5" draw:layer="layout" svg:width="4.61cm" svg:height="1.001cm" draw:transform="rotate (-0.000349065850398201) translate (46.14cm 31.997cm)">
                    <text:p text:style-name="P4"><text:span text:style-name="T1">ArbreDeHuffma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41cm" svg:y1="32.747cm" svg:x2="42cm" svg:y2="32.747cm">
                  <text:p/>
                </draw:line>
                <draw:custom-shape draw:style-name="gr7" draw:text-style-name="P7" draw:layer="layout" svg:width="4.61cm" svg:height="1.001cm" draw:transform="rotate (-0.000349065850398201) translate (36.5cm 32.244cm)">
                  <text:p text:style-name="P6"><text:span text:style-name="T1">Ar</text:span><text:span text:style-name="T1">br</text:span><text:span text:style-name="T1">e</text:span><text:span text:style-name="T1">D</text:span><text:span text:style-name="T1">e</text:span><text:span text:style-name="T1">H</text:span><text:span text:style-name="T1">uff</text:span><text:span text:style-name="T1">m</text:span><text:span text:style-name="T1">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5" draw:text-style-name="P8" draw:layer="layout" draw:line-skew="1.998cm" svg:x1="37.25cm" svg:y1="29.975cm" svg:x2="43.625cm" svg:y2="34.519cm" draw:end-shape="id6" draw:end-glue-point="0" svg:d="M37250 29975v4019h6375v525" svg:viewBox="0 0 6376 4545">
            <text:p/>
          </draw:connector>
          <draw:g xml:id="id6" draw:id="id6">
            <draw:g>
              <draw:custom-shape draw:style-name="gr9" draw:text-style-name="P10" draw:layer="layout" svg:width="3.25cm" svg:height="1.481cm" svg:x="42cm" svg:y="34.519cm">
                <text:p text:style-name="P1">estVid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41cm" svg:y1="35.247cm" svg:x2="42cm" svg:y2="35.247cm">
                  <text:p/>
                </draw:line>
                <draw:custom-shape draw:style-name="gr7" draw:text-style-name="P7" draw:layer="layout" svg:width="4.61cm" svg:height="1.001cm" draw:transform="rotate (-0.000349065850398201) translate (36.5cm 34.744cm)">
                  <text:p text:style-name="P6"><text:span text:style-name="T1">Fil</text:span><text:span text:style-name="T1">e</text:span><text:span text:style-name="T1">D</text:span><text:span text:style-name="T1">e</text:span><text:span text:style-name="T1">Pr</text:span><text:span text:style-name="T1">ior</text:span><text:span text:style-name="T1">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45.25cm" svg:y1="35.25cm" svg:x2="46.25cm" svg:y2="35.25cm">
                    <text:p/>
                  </draw:line>
                  <draw:custom-shape draw:style-name="gr7" draw:text-style-name="P5" draw:layer="layout" svg:width="4.61cm" svg:height="1.001cm" draw:transform="rotate (-0.000349065850398201) translate (46.14cm 34.747cm)">
                    <text:p text:style-name="P4"><text:span text:style-name="T1">Boolée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5" draw:text-style-name="P8" draw:layer="layout" draw:line-skew="2.01cm" svg:x1="37.25cm" svg:y1="29.975cm" svg:x2="30.5cm" svg:y2="34.494cm" draw:end-shape="id7" draw:end-glue-point="0" svg:d="M37250 29975v4019h-6750v500" svg:viewBox="0 0 6751 4520">
            <text:p/>
          </draw:connector>
          <draw:g xml:id="id7" draw:id="id7">
            <draw:g>
              <draw:custom-shape draw:style-name="gr10" draw:text-style-name="P10" draw:layer="layout" svg:width="2.5cm" svg:height="1.481cm" svg:x="29.25cm" svg:y="34.516cm">
                <text:p text:style-name="P1">enfiler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28.25cm" svg:y1="35.494cm" svg:x2="29.25cm" svg:y2="35.494cm">
                  <text:p/>
                </draw:line>
                <draw:custom-shape draw:style-name="gr7" draw:text-style-name="P7" draw:layer="layout" svg:width="4.61cm" svg:height="1.001cm" draw:transform="rotate (-0.000349065850398201) translate (23.75cm 34.991cm)">
                  <text:p text:style-name="P6"><text:span text:style-name="T1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1.75cm" svg:y1="35.247cm" svg:x2="32.75cm" svg:y2="35.247cm">
                    <text:p/>
                  </draw:line>
                  <draw:custom-shape draw:style-name="gr7" draw:text-style-name="P5" draw:layer="layout" svg:width="4.61cm" svg:height="1.001cm" draw:transform="rotate (-0.000349065850398201) translate (32.64cm 34.744cm)">
                    <text:p text:style-name="P4"><text:span text:style-name="T1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28.25cm" svg:y1="34.997cm" svg:x2="29.25cm" svg:y2="34.997cm">
                  <text:p/>
                </draw:line>
                <draw:custom-shape draw:style-name="gr7" draw:text-style-name="P7" draw:layer="layout" svg:width="4.61cm" svg:height="1.001cm" draw:transform="rotate (-0.000349065850398201) translate (23.75cm 34.494cm)">
                  <text:p text:style-name="P6"><text:span text:style-name="T1">Ar</text:span><text:span text:style-name="T1">br</text:span><text:span text:style-name="T1">e</text:span><text:span text:style-name="T1">D</text:span><text:span text:style-name="T1">e</text:span><text:span text:style-name="T1">H</text:span><text:span text:style-name="T1">uff</text:span><text:span text:style-name="T1">m</text:span><text:span text:style-name="T1">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>
            <draw:g xml:id="id8" draw:id="id8">
              <draw:g>
                <draw:custom-shape draw:style-name="gr11" draw:text-style-name="P9" draw:layer="layout" svg:width="4.119cm" svg:height="1.481cm" svg:x="35.191cm" svg:y="36.513cm">
                  <text:p text:style-name="P1">contruireFileDePriorite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g>
                  <draw:line draw:style-name="gr2" draw:text-style-name="P3" draw:layer="layout" svg:x1="34.191cm" svg:y1="37.248cm" svg:x2="35.191cm" svg:y2="37.248cm">
                    <text:p/>
                  </draw:line>
                  <draw:custom-shape draw:style-name="gr7" draw:text-style-name="P7" draw:layer="layout" svg:width="4.61cm" svg:height="1.001cm" draw:transform="rotate (-0.000349065850398201) translate (29.691cm 36.745cm)">
                    <text:p text:style-name="P6"><text:span text:style-name="T1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  <draw:g>
                  <draw:g>
                    <draw:line draw:style-name="gr2" draw:text-style-name="P3" draw:layer="layout" svg:x1="39.31cm" svg:y1="37.266cm" svg:x2="40.31cm" svg:y2="37.266cm">
                      <text:p/>
                    </draw:line>
                    <draw:custom-shape draw:style-name="gr7" draw:text-style-name="P5" draw:layer="layout" svg:width="4.61cm" svg:height="1.001cm" draw:transform="rotate (-0.000349065850398201) translate (40.2cm 36.763cm)">
                      <text:p text:style-name="P4"><text:span text:style-name="T1">Fil</text:span><text:span text:style-name="T1">e</text:span><text:span text:style-name="T1">D</text:span><text:span text:style-name="T1">e</text:span><text:span text:style-name="T1">Pr</text:span><text:span text:style-name="T1">ior</text:span><text:span text:style-name="T1">ite</text:span></text:p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</draw:g>
              </draw:g>
            </draw:g>
            <draw:g xml:id="id9" draw:id="id9">
              <draw:g>
                <draw:custom-shape draw:style-name="gr12" draw:text-style-name="P10" draw:layer="layout" svg:width="4.25cm" svg:height="1.481cm" svg:x="28.5cm" svg:y="39.244cm">
                  <text:p text:style-name="P1">fileDePriorite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g>
                  <draw:line draw:style-name="gr2" draw:text-style-name="P3" draw:layer="layout" svg:x1="27.5cm" svg:y1="39.972cm" svg:x2="28.5cm" svg:y2="39.972cm">
                    <text:p/>
                  </draw:line>
                  <draw:custom-shape draw:style-name="gr7" draw:text-style-name="P7" draw:layer="layout" svg:width="4.61cm" svg:height="1.001cm" draw:transform="rotate (-0.000349065850398201) translate (23cm 39.469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  <draw:g>
                  <draw:g>
                    <draw:line draw:style-name="gr2" draw:text-style-name="P3" draw:layer="layout" svg:x1="32.75cm" svg:y1="39.972cm" svg:x2="33.75cm" svg:y2="39.972cm">
                      <text:p/>
                    </draw:line>
                    <draw:custom-shape draw:style-name="gr7" draw:text-style-name="P5" draw:layer="layout" svg:width="4.61cm" svg:height="1.001cm" draw:transform="rotate (-0.000349065850398201) translate (33.64cm 39.469cm)">
                      <text:p text:style-name="P4"><text:span text:style-name="T1">FileDePriorite</text:span></text:p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</draw:g>
              </draw:g>
            </draw:g>
            <draw:connector draw:style-name="gr13" draw:text-style-name="P11" draw:layer="layout" draw:line-skew="0.126cm" svg:x1="37.25cm" svg:y1="37.994cm" svg:x2="30.625cm" svg:y2="39.244cm" draw:start-shape="id8" draw:start-glue-point="2" draw:end-shape="id9" draw:end-glue-point="0" svg:d="M37250 37994v750h-6625v500" svg:viewBox="0 0 6626 1251">
              <text:p/>
            </draw:connector>
            <draw:g xml:id="id10" draw:id="id10">
              <draw:g>
                <draw:custom-shape draw:style-name="gr14" draw:text-style-name="P10" draw:layer="layout" svg:width="4.75cm" svg:height="1.481cm" svg:x="40.75cm" svg:y="39.244cm">
                  <text:p text:style-name="P1">naturelEnOctet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g>
                  <draw:line draw:style-name="gr2" draw:text-style-name="P3" draw:layer="layout" svg:x1="39.75cm" svg:y1="39.972cm" svg:x2="40.75cm" svg:y2="39.972cm">
                    <text:p/>
                  </draw:line>
                  <draw:custom-shape draw:style-name="gr7" draw:text-style-name="P7" draw:layer="layout" svg:width="4.61cm" svg:height="1.001cm" draw:transform="rotate (-0.000349065850398201) translate (35.25cm 39.469cm)">
                    <text:p text:style-name="P6"><text:span text:style-name="T2">Naturel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  <draw:g>
                  <draw:g>
                    <draw:line draw:style-name="gr2" draw:text-style-name="P3" draw:layer="layout" svg:x1="45.5cm" svg:y1="39.994cm" svg:x2="46.5cm" svg:y2="39.994cm">
                      <text:p/>
                    </draw:line>
                    <draw:custom-shape draw:style-name="gr7" draw:text-style-name="P5" draw:layer="layout" svg:width="4.61cm" svg:height="1.001cm" draw:transform="rotate (-0.000349065850398201) translate (46.39cm 39.491cm)">
                      <text:p text:style-name="P4"><text:span text:style-name="T1">O</text:span><text:span text:style-name="T1">ct</text:span><text:span text:style-name="T1">et</text:span></text:p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</draw:g>
              </draw:g>
            </draw:g>
            <draw:connector draw:style-name="gr13" draw:text-style-name="P11" draw:layer="layout" draw:line-skew="0.126cm" svg:x1="37.25cm" svg:y1="37.994cm" svg:x2="43.125cm" svg:y2="39.244cm" draw:start-shape="id8" draw:start-glue-point="2" draw:end-shape="id10" draw:end-glue-point="0" svg:d="M37250 37994v750h5875v500" svg:viewBox="0 0 5876 1251">
              <text:p/>
            </draw:connector>
            <draw:g xml:id="id12" draw:id="id12">
              <draw:g>
                <draw:custom-shape draw:style-name="gr15" draw:text-style-name="P10" draw:layer="layout" svg:width="5.5cm" svg:height="1.481cm" svg:x="28.25cm" svg:y="42.01cm">
                  <text:p text:style-name="P1">obtenirOccurence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g>
                  <draw:line draw:style-name="gr2" draw:text-style-name="P3" draw:layer="layout" svg:x1="27.25cm" svg:y1="42.491cm" svg:x2="28.25cm" svg:y2="42.491cm">
                    <text:p/>
                  </draw:line>
                  <draw:custom-shape draw:style-name="gr7" draw:text-style-name="P7" draw:layer="layout" svg:width="4.61cm" svg:height="1.001cm" draw:transform="rotate (-0.000349065850398201) translate (22.75cm 41.988cm)">
                    <text:p text:style-name="P6"><text:span text:style-name="T2">St</text:span><text:span text:style-name="T2">ati</text:span><text:span text:style-name="T2">sti</text:span><text:span text:style-name="T2">qu</text:span><text:span text:style-name="T2">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  <draw:g>
                  <draw:g>
                    <draw:line draw:style-name="gr2" draw:text-style-name="P3" draw:layer="layout" svg:x1="33.75cm" svg:y1="42.741cm" svg:x2="34.75cm" svg:y2="42.741cm">
                      <text:p/>
                    </draw:line>
                    <draw:custom-shape draw:style-name="gr7" draw:text-style-name="P5" draw:layer="layout" svg:width="4.61cm" svg:height="1.001cm" draw:transform="rotate (-0.000349065850398201) translate (34.64cm 42.238cm)">
                      <text:p text:style-name="P4"><text:span text:style-name="T1">Naturel</text:span></text:p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</draw:g>
                <draw:g>
                  <draw:line draw:style-name="gr2" draw:text-style-name="P3" draw:layer="layout" svg:x1="27.25cm" svg:y1="42.994cm" svg:x2="28.25cm" svg:y2="42.994cm">
                    <text:p/>
                  </draw:line>
                  <draw:custom-shape draw:style-name="gr7" draw:text-style-name="P7" draw:layer="layout" svg:width="4.61cm" svg:height="1.001cm" draw:transform="rotate (-0.000349065850398201) translate (22.75cm 42.491cm)">
                    <text:p text:style-name="P6"><text:span text:style-name="T2">Octet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  <draw:g xml:id="id11" draw:id="id11">
              <draw:g>
                <draw:custom-shape draw:style-name="gr15" draw:text-style-name="P10" draw:layer="layout" svg:width="5.5cm" svg:height="1.481cm" svg:x="40.25cm" svg:y="42.016cm">
                  <text:p text:style-name="P1">arbreDeHuffman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g>
                  <draw:line draw:style-name="gr2" draw:text-style-name="P3" draw:layer="layout" svg:x1="39.25cm" svg:y1="42.497cm" svg:x2="40.25cm" svg:y2="42.497cm">
                    <text:p/>
                  </draw:line>
                  <draw:custom-shape draw:style-name="gr7" draw:text-style-name="P7" draw:layer="layout" svg:width="4.61cm" svg:height="1.001cm" draw:transform="rotate (-0.000349065850398201) translate (34.75cm 41.994cm)">
                    <text:p text:style-name="P6"><text:span text:style-name="T2">O</text:span><text:span text:style-name="T2">ct</text:span><text:span text:style-name="T2">et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  <draw:g>
                  <draw:g>
                    <draw:line draw:style-name="gr2" draw:text-style-name="P3" draw:layer="layout" svg:x1="45.75cm" svg:y1="42.747cm" svg:x2="46.75cm" svg:y2="42.747cm">
                      <text:p/>
                    </draw:line>
                    <draw:custom-shape draw:style-name="gr7" draw:text-style-name="P5" draw:layer="layout" svg:width="4.61cm" svg:height="1.001cm" draw:transform="rotate (-0.000349065850398201) translate (46.64cm 42.244cm)">
                      <text:p text:style-name="P4"><text:span text:style-name="T1">ArbreDeHuffman</text:span></text:p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</draw:g>
                <draw:g>
                  <draw:line draw:style-name="gr2" draw:text-style-name="P3" draw:layer="layout" svg:x1="39.25cm" svg:y1="43cm" svg:x2="40.25cm" svg:y2="43cm">
                    <text:p/>
                  </draw:line>
                  <draw:custom-shape draw:style-name="gr7" draw:text-style-name="P7" draw:layer="layout" svg:width="4.61cm" svg:height="1.001cm" draw:transform="rotate (-0.000349065850398201) translate (34.75cm 42.497cm)">
                    <text:p text:style-name="P6"><text:span text:style-name="T2">N</text:span><text:span text:style-name="T2">at</text:span><text:span text:style-name="T2">ur</text:span><text:span text:style-name="T2">el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  <draw:g xml:id="id13" draw:id="id13">
              <draw:g>
                <draw:custom-shape draw:style-name="gr10" draw:text-style-name="P10" draw:layer="layout" svg:width="2.5cm" svg:height="1.481cm" svg:x="36cm" svg:y="43.766cm">
                  <text:p text:style-name="P1">enfiler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g>
                  <draw:line draw:style-name="gr2" draw:text-style-name="P3" draw:layer="layout" svg:x1="35cm" svg:y1="44.247cm" svg:x2="36cm" svg:y2="44.247cm">
                    <text:p/>
                  </draw:line>
                  <draw:custom-shape draw:style-name="gr7" draw:text-style-name="P7" draw:layer="layout" svg:width="4.61cm" svg:height="1.001cm" draw:transform="rotate (-0.000349065850398201) translate (30.5cm 43.744cm)">
                    <text:p text:style-name="P6"><text:span text:style-name="T2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  <draw:g>
                  <draw:g>
                    <draw:line draw:style-name="gr2" draw:text-style-name="P3" draw:layer="layout" svg:x1="38.5cm" svg:y1="44.5cm" svg:x2="39.5cm" svg:y2="44.5cm">
                      <text:p/>
                    </draw:line>
                    <draw:custom-shape draw:style-name="gr7" draw:text-style-name="P5" draw:layer="layout" svg:width="4.61cm" svg:height="1.001cm" draw:transform="rotate (-0.000349065850398201) translate (39.39cm 43.997cm)">
                      <text:p text:style-name="P4"><text:span text:style-name="T1">Fil</text:span><text:span text:style-name="T1">e</text:span><text:span text:style-name="T1">D</text:span><text:span text:style-name="T1">e</text:span><text:span text:style-name="T1">Pr</text:span><text:span text:style-name="T1">ior</text:span><text:span text:style-name="T1">ite</text:span></text:p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</draw:g>
                <draw:g>
                  <draw:line draw:style-name="gr2" draw:text-style-name="P3" draw:layer="layout" svg:x1="35cm" svg:y1="44.75cm" svg:x2="36cm" svg:y2="44.75cm">
                    <text:p/>
                  </draw:line>
                  <draw:custom-shape draw:style-name="gr7" draw:text-style-name="P7" draw:layer="layout" svg:width="4.61cm" svg:height="1.001cm" draw:transform="rotate (-0.000349065850398201) translate (30.5cm 44.247cm)">
                    <text:p text:style-name="P6"><text:span text:style-name="T2">ArbreDeHuffma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  <draw:connector draw:style-name="gr13" draw:text-style-name="P11" draw:layer="layout" draw:line-skew="1.5cm" svg:x1="43cm" svg:y1="41.994cm" svg:x2="37.25cm" svg:y2="37.994cm" draw:start-shape="id11" draw:start-glue-point="0" draw:end-shape="id8" svg:d="M43000 41994v-500h-5750v-3500" svg:viewBox="0 0 5751 4001">
              <text:p/>
            </draw:connector>
            <draw:connector draw:style-name="gr13" draw:text-style-name="P11" draw:layer="layout" draw:line-skew="1.503cm" svg:x1="31cm" svg:y1="41.988cm" svg:x2="37.25cm" svg:y2="37.994cm" draw:start-shape="id12" draw:start-glue-point="0" draw:end-shape="id8" draw:end-glue-point="2" svg:d="M31000 41988v-494h6250v-3500" svg:viewBox="0 0 6251 3995">
              <text:p/>
            </draw:connector>
            <draw:connector draw:style-name="gr13" draw:text-style-name="P11" draw:layer="layout" svg:x1="37.25cm" svg:y1="37.994cm" svg:x2="37.25cm" svg:y2="43.744cm" draw:start-shape="id8" draw:start-glue-point="2" draw:end-shape="id13" draw:end-glue-point="0" svg:d="M37250 37994v5750" svg:viewBox="0 0 1 5751">
              <text:p/>
            </draw:connector>
          </draw:g>
        </draw:g>
        <draw:connector draw:style-name="gr5" draw:text-style-name="P8" draw:layer="layout" svg:x1="37.25cm" svg:y1="29.975cm" svg:x2="37.25cm" svg:y2="36.513cm" draw:start-shape="id3" draw:start-glue-point="2" draw:end-shape="id8" draw:end-glue-point="0" svg:d="M37250 29975v6538" svg:viewBox="0 0 1 6539">
          <text:p/>
        </draw:connector>
        <draw:g xml:id="id18" draw:id="id18">
          <draw:g xml:id="id14" draw:id="id14">
            <draw:custom-shape draw:style-name="gr16" draw:text-style-name="P9" draw:layer="layout" svg:width="4.25cm" svg:height="1.481cm" svg:x="84.25cm" svg:y="28.5cm">
              <text:p text:style-name="P1">liberer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83.25cm" svg:y1="29.235cm" svg:x2="84.25cm" svg:y2="29.235cm">
                <text:p/>
              </draw:line>
              <draw:custom-shape draw:style-name="gr7" draw:text-style-name="P7" draw:layer="layout" svg:width="4.61cm" svg:height="1.001cm" draw:transform="rotate (-0.000349065850398201) translate (78.75cm 28.732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88.5cm" svg:y1="29.234cm" svg:x2="89.5cm" svg:y2="29.234cm">
                  <text:p/>
                </draw:line>
                <draw:custom-shape draw:style-name="gr7" draw:text-style-name="P5" draw:layer="layout" svg:width="4.61cm" svg:height="1.001cm" draw:transform="rotate (-0.000349065850398201) translate (89.39cm 28.73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6" draw:id="id16">
            <draw:custom-shape draw:style-name="gr17" draw:text-style-name="P10" draw:layer="layout" svg:width="3.75cm" svg:height="1.481cm" svg:x="78cm" svg:y="32.25cm">
              <text:p text:style-name="P1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77cm" svg:y1="32.985cm" svg:x2="78cm" svg:y2="32.985cm">
                <text:p/>
              </draw:line>
              <draw:custom-shape draw:style-name="gr7" draw:text-style-name="P7" draw:layer="layout" svg:width="4.61cm" svg:height="1.001cm" draw:transform="rotate (-0.000349065850398201) translate (72.5cm 32.482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81.75cm" svg:y1="32.984cm" svg:x2="82.75cm" svg:y2="32.984cm">
                  <text:p/>
                </draw:line>
                <draw:custom-shape draw:style-name="gr7" draw:text-style-name="P5" draw:layer="layout" svg:width="4.61cm" svg:height="1.001cm" draw:transform="rotate (-0.000349065850398201) translate (82.64cm 32.481cm)">
                  <text:p text:style-name="P4"><text:span text:style-name="T1">Ar</text:span><text:span text:style-name="T1">br</text:span><text:span text:style-name="T1">e</text:span><text:span text:style-name="T1">D</text:span><text:span text:style-name="T1">e</text:span><text:span text:style-name="T1">H</text:span><text:span text:style-name="T1">uff</text:span><text:span text:style-name="T1">m</text:span><text:span text:style-name="T1">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7" draw:id="id17">
            <draw:custom-shape draw:style-name="gr17" draw:text-style-name="P10" draw:layer="layout" svg:width="3.75cm" svg:height="1.481cm" svg:x="84.5cm" svg:y="34.731cm">
              <text:p text:style-name="P1">obtenirFilsDro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83.5cm" svg:y1="35.466cm" svg:x2="84.5cm" svg:y2="35.466cm">
                <text:p/>
              </draw:line>
              <draw:custom-shape draw:style-name="gr7" draw:text-style-name="P7" draw:layer="layout" svg:width="4.61cm" svg:height="1.001cm" draw:transform="rotate (-0.000349065850398201) translate (79cm 34.963cm)">
                <text:p text:style-name="P6"><text:span text:style-name="T1">Ar</text:span><text:span text:style-name="T1">br</text:span><text:span text:style-name="T1">e</text:span><text:span text:style-name="T1">D</text:span><text:span text:style-name="T1">e</text:span><text:span text:style-name="T1">H</text:span><text:span text:style-name="T1">uff</text:span><text:span text:style-name="T1">m</text:span><text:span text:style-name="T1">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88.25cm" svg:y1="35.465cm" svg:x2="89.25cm" svg:y2="35.465cm">
                  <text:p/>
                </draw:line>
                <draw:custom-shape draw:style-name="gr7" draw:text-style-name="P5" draw:layer="layout" svg:width="4.61cm" svg:height="1.001cm" draw:transform="rotate (-0.000349065850398201) translate (89.14cm 34.962cm)">
                  <text:p text:style-name="P4"><text:span text:style-name="T1">ArbreDeH</text:span><text:span text:style-name="T1">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5" draw:id="id15">
            <draw:custom-shape draw:style-name="gr18" draw:text-style-name="P10" draw:layer="layout" svg:width="4.5cm" svg:height="1cm" svg:x="91cm" svg:y="32.478cm">
              <text:p text:style-name="P1">estUneFeuill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90cm" svg:y1="32.978cm" svg:x2="91cm" svg:y2="32.978cm">
                <text:p/>
              </draw:line>
              <draw:custom-shape draw:style-name="gr7" draw:text-style-name="P7" draw:layer="layout" svg:width="4.61cm" svg:height="1.001cm" draw:transform="rotate (-0.000349065850398201) translate (85.5cm 32.475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95.5cm" svg:y1="32.981cm" svg:x2="96.5cm" svg:y2="32.981cm">
                  <text:p/>
                </draw:line>
                <draw:custom-shape draw:style-name="gr7" draw:text-style-name="P5" draw:layer="layout" svg:width="4.61cm" svg:height="1.001cm" draw:transform="rotate (-0.000349065850398201) translate (96.39cm 32.478cm)">
                  <text:p text:style-name="P4"><text:span text:style-name="T1">B</text:span><text:span text:style-name="T1">ou</text:span><text:span text:style-name="T1">lé</text:span><text:span text:style-name="T1">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13" draw:text-style-name="P11" draw:layer="layout" draw:line-skew="-0.109cm" svg:x1="86.375cm" svg:y1="29.981cm" svg:x2="93.25cm" svg:y2="32.475cm" draw:start-shape="id14" draw:start-glue-point="2" draw:end-shape="id15" draw:end-glue-point="0" svg:d="M86375 29981v1138h6875v1356" svg:viewBox="0 0 6876 2495">
            <text:p/>
          </draw:connector>
        </draw:g>
        <draw:connector draw:style-name="gr13" draw:text-style-name="P11" draw:layer="layout" svg:x1="86.375cm" svg:y1="29.981cm" svg:x2="79.875cm" svg:y2="32.25cm" draw:start-shape="id14" draw:start-glue-point="2" draw:end-shape="id16" draw:end-glue-point="0" svg:d="M86375 29981v1134h-6500v1135" svg:viewBox="0 0 6501 2270">
          <text:p/>
        </draw:connector>
        <draw:connector draw:style-name="gr13" draw:text-style-name="P11" draw:layer="layout" svg:x1="86.375cm" svg:y1="29.981cm" svg:x2="86.375cm" svg:y2="34.731cm" draw:start-shape="id14" draw:start-glue-point="2" draw:end-shape="id17" draw:end-glue-point="0" svg:d="M86375 29981v4750" svg:viewBox="0 0 1 4751">
          <text:p/>
        </draw:connector>
        <draw:connector draw:style-name="gr19" draw:text-style-name="P8" draw:layer="layout" draw:line-skew="0.125cm" svg:x1="50cm" svg:y1="24.25cm" svg:x2="86.75cm" svg:y2="28.5cm" draw:start-shape="id1" draw:start-glue-point="2" draw:end-shape="id18" draw:end-glue-point="0" svg:d="M50000 24250v2250h36750v2000" svg:viewBox="0 0 36751 4251">
          <text:p/>
        </draw:connector>
        <draw:g xml:id="id26" draw:id="id26">
          <draw:g xml:id="id22" draw:id="id22">
            <draw:custom-shape draw:style-name="gr20" draw:text-style-name="P9" draw:layer="layout" svg:width="3.25cm" svg:height="1.481cm" svg:x="59.5cm" svg:y="28.5cm">
              <text:p text:style-name="P1">decod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58.5cm" svg:y1="29.235cm" svg:x2="59.5cm" svg:y2="29.235cm">
                <text:p/>
              </draw:line>
              <draw:custom-shape draw:style-name="gr7" draw:text-style-name="P7" draw:layer="layout" svg:width="4.61cm" svg:height="1.001cm" draw:transform="rotate (-0.000349065850398201) translate (54cm 28.732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62.75cm" svg:y1="29.234cm" svg:x2="63.75cm" svg:y2="29.234cm">
                  <text:p/>
                </draw:line>
                <draw:custom-shape draw:style-name="gr7" draw:text-style-name="P5" draw:layer="layout" svg:width="4.61cm" svg:height="1.001cm" draw:transform="rotate (-0.000349065850398201) translate (63.64cm 28.731cm)">
                  <text:p text:style-name="P4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24" draw:id="id24">
            <draw:custom-shape draw:style-name="gr9" draw:text-style-name="P10" draw:layer="layout" svg:width="3.25cm" svg:height="1.481cm" svg:x="53.75cm" svg:y="31.753cm">
              <text:p text:style-name="P1">lireOcte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52.75cm" svg:y1="32.488cm" svg:x2="53.75cm" svg:y2="32.488cm">
                <text:p/>
              </draw:line>
              <draw:custom-shape draw:style-name="gr21" draw:text-style-name="P7" draw:layer="layout" svg:width="6.11cm" svg:height="1.001cm" draw:transform="rotate (-0.000349065850398201) translate (46.75cm 31.984cm)">
                <text:p text:style-name="P6"><text:span text:style-name="T1">Fi</text:span><text:span text:style-name="T1">ch</text:span><text:span text:style-name="T1">ier</text:span><text:span text:style-name="T1">Bi</text:span><text:span text:style-name="T1">na</text:span><text:span text:style-name="T1">i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57cm" svg:y1="32.253cm" svg:x2="58cm" svg:y2="32.253cm">
                  <text:p/>
                </draw:line>
                <draw:custom-shape draw:style-name="gr7" draw:text-style-name="P5" draw:layer="layout" svg:width="4.61cm" svg:height="1.001cm" draw:transform="rotate (-0.000349065850398201) translate (57.89cm 31.75cm)">
                  <text:p text:style-name="P4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g>
                <draw:line draw:style-name="gr2" draw:text-style-name="P3" draw:layer="layout" svg:x1="57cm" svg:y1="32.756cm" svg:x2="58cm" svg:y2="32.756cm">
                  <text:p/>
                </draw:line>
                <draw:custom-shape draw:style-name="gr7" draw:text-style-name="P5" draw:layer="layout" svg:width="4.61cm" svg:height="1.001cm" draw:transform="rotate (-0.000349065850398201) translate (57.89cm 32.253cm)">
                  <text:p text:style-name="P4"><text:span text:style-name="T1">O</text:span><text:span text:style-name="T1">ct</text:span><text:span text:style-name="T1">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25" draw:id="id25">
            <draw:custom-shape draw:style-name="gr22" draw:text-style-name="P10" draw:layer="layout" svg:width="3.5cm" svg:height="1.481cm" svg:x="55.5cm" svg:y="34.253cm">
              <text:p text:style-name="P1">lireIemeB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54.5cm" svg:y1="34.753cm" svg:x2="55.5cm" svg:y2="34.753cm">
                <text:p/>
              </draw:line>
              <draw:custom-shape draw:style-name="gr7" draw:text-style-name="P7" draw:layer="layout" svg:width="4.61cm" svg:height="1.001cm" draw:transform="rotate (-0.000349065850398201) translate (50cm 34.25cm)">
                <text:p text:style-name="P6"><text:span text:style-name="T1">Octe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59cm" svg:y1="35.003cm" svg:x2="60cm" svg:y2="35.003cm">
                  <text:p/>
                </draw:line>
                <draw:custom-shape draw:style-name="gr7" draw:text-style-name="P5" draw:layer="layout" svg:width="4.61cm" svg:height="1.001cm" draw:transform="rotate (-0.000349065850398201) translate (59.89cm 34.5cm)">
                  <text:p text:style-name="P4"><text:span text:style-name="T1">Bi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54.5cm" svg:y1="35.253cm" svg:x2="55.5cm" svg:y2="35.253cm">
                <text:p/>
              </draw:line>
              <draw:custom-shape draw:style-name="gr7" draw:text-style-name="P7" draw:layer="layout" svg:width="4.61cm" svg:height="1.001cm" draw:transform="rotate (-0.000349065850398201) translate (50cm 34.75cm)">
                <text:p text:style-name="P6"><text:span text:style-name="T1">0..7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19" draw:id="id19">
            <draw:custom-shape draw:style-name="gr23" draw:text-style-name="P9" draw:layer="layout" svg:width="4cm" svg:height="1.481cm" svg:x="66cm" svg:y="34.256cm">
              <text:p text:style-name="P1">seDeplacerDansLArbr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65cm" svg:y1="34.753cm" svg:x2="66cm" svg:y2="34.753cm">
                <text:p/>
              </draw:line>
              <draw:custom-shape draw:style-name="gr7" draw:text-style-name="P7" draw:layer="layout" svg:width="4.61cm" svg:height="1.001cm" draw:transform="rotate (-0.000349065850398201) translate (60.5cm 34.25cm)">
                <text:p text:style-name="P6"><text:span text:style-name="T1">B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70cm" svg:y1="35.006cm" svg:x2="71cm" svg:y2="35.006cm">
                  <text:p/>
                </draw:line>
                <draw:custom-shape draw:style-name="gr7" draw:text-style-name="P5" draw:layer="layout" svg:width="4.61cm" svg:height="1.001cm" draw:transform="rotate (-0.000349065850398201) translate (70.89cm 34.503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65cm" svg:y1="35.256cm" svg:x2="66cm" svg:y2="35.256cm">
                <text:p/>
              </draw:line>
              <draw:custom-shape draw:style-name="gr7" draw:text-style-name="P7" draw:layer="layout" svg:width="4.61cm" svg:height="1.001cm" draw:transform="rotate (-0.000349065850398201) translate (60.5cm 34.753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23" draw:id="id23">
            <draw:custom-shape draw:style-name="gr24" draw:text-style-name="P10" draw:layer="layout" svg:width="4.5cm" svg:height="1.481cm" svg:x="65.75cm" svg:y="31.75cm">
              <text:p text:style-name="P1">estUneFeuill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64.75cm" svg:y1="32.5cm" svg:x2="65.75cm" svg:y2="32.5cm">
                <text:p/>
              </draw:line>
              <draw:custom-shape draw:style-name="gr7" draw:text-style-name="P7" draw:layer="layout" svg:width="4.61cm" svg:height="1.001cm" draw:transform="rotate (-0.000349065850398201) translate (60.25cm 31.997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70.25cm" svg:y1="32.5cm" svg:x2="71.25cm" svg:y2="32.5cm">
                  <text:p/>
                </draw:line>
                <draw:custom-shape draw:style-name="gr7" draw:text-style-name="P5" draw:layer="layout" svg:width="4.61cm" svg:height="1.001cm" draw:transform="rotate (-0.000349065850398201) translate (71.14cm 31.997cm)">
                  <text:p text:style-name="P4"><text:span text:style-name="T1">Boo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20" draw:id="id20">
            <draw:custom-shape draw:style-name="gr22" draw:text-style-name="P10" draw:layer="layout" svg:width="3.5cm" svg:height="1.481cm" svg:x="54cm" svg:y="38cm">
              <text:p text:style-name="P1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line draw:style-name="gr2" draw:text-style-name="P3" draw:layer="layout" svg:x1="57.5cm" svg:y1="38.75cm" svg:x2="58.5cm" svg:y2="38.75cm">
                  <text:p/>
                </draw:line>
                <draw:custom-shape draw:style-name="gr7" draw:text-style-name="P5" draw:layer="layout" svg:width="4.61cm" svg:height="1.001cm" draw:transform="rotate (-0.000349065850398201) translate (58.39cm 38.247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53cm" svg:y1="38.75cm" svg:x2="54cm" svg:y2="38.75cm">
                <text:p/>
              </draw:line>
              <draw:custom-shape draw:style-name="gr7" draw:text-style-name="P7" draw:layer="layout" svg:width="4.61cm" svg:height="1.001cm" draw:transform="rotate (-0.000349065850398201) translate (48.5cm 38.247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21" draw:id="id21">
            <draw:custom-shape draw:style-name="gr22" draw:text-style-name="P10" draw:layer="layout" svg:width="3.5cm" svg:height="1.481cm" svg:x="66.75cm" svg:y="38cm">
              <text:p text:style-name="P1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line draw:style-name="gr2" draw:text-style-name="P3" draw:layer="layout" svg:x1="70.25cm" svg:y1="38.75cm" svg:x2="71.25cm" svg:y2="38.75cm">
                  <text:p/>
                </draw:line>
                <draw:custom-shape draw:style-name="gr7" draw:text-style-name="P5" draw:layer="layout" svg:width="4.61cm" svg:height="1.001cm" draw:transform="rotate (-0.000349065850398201) translate (71.14cm 38.247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65.75cm" svg:y1="38.75cm" svg:x2="66.75cm" svg:y2="38.75cm">
                <text:p/>
              </draw:line>
              <draw:custom-shape draw:style-name="gr7" draw:text-style-name="P7" draw:layer="layout" svg:width="4.61cm" svg:height="1.001cm" draw:transform="rotate (-0.000349065850398201) translate (61.25cm 38.247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onnector draw:style-name="gr13" draw:text-style-name="P11" draw:layer="layout" svg:x1="68cm" svg:y1="35.756cm" svg:x2="55.75cm" svg:y2="38cm" draw:start-shape="id19" draw:start-glue-point="2" draw:end-shape="id20" draw:end-glue-point="0" svg:d="M68000 35756v1121h-12250v1123" svg:viewBox="0 0 12251 2245">
            <text:p/>
          </draw:connector>
          <draw:connector draw:style-name="gr25" draw:text-style-name="P12" draw:layer="layout" svg:x1="68cm" svg:y1="35.756cm" svg:x2="68.5cm" svg:y2="38cm" draw:start-shape="id19" draw:start-glue-point="2" draw:end-shape="id21" draw:end-glue-point="0" svg:d="M68000 35756v1121h500v1123" svg:viewBox="0 0 501 2245">
            <text:p/>
          </draw:connector>
          <draw:connector draw:style-name="gr25" draw:text-style-name="P12" draw:layer="layout" svg:x1="61.125cm" svg:y1="29.981cm" svg:x2="68cm" svg:y2="31.75cm" draw:start-shape="id22" draw:start-glue-point="2" draw:end-shape="id23" draw:end-glue-point="0" svg:d="M61125 29981v884h6875v885" svg:viewBox="0 0 6876 1770">
            <text:p/>
          </draw:connector>
          <draw:connector draw:style-name="gr25" draw:text-style-name="P12" draw:layer="layout" svg:x1="54.625cm" svg:y1="31.75cm" svg:x2="61.125cm" svg:y2="29.981cm" draw:start-shape="id24" draw:start-glue-point="0" draw:end-shape="id22" draw:end-glue-point="2" svg:d="M54625 31750v-885h6500v-884" svg:viewBox="0 0 6501 1770">
            <text:p/>
          </draw:connector>
          <draw:connector draw:style-name="gr25" draw:text-style-name="P12" draw:layer="layout" draw:line-skew="1.616cm" svg:x1="61.125cm" svg:y1="29.981cm" svg:x2="57.25cm" svg:y2="34.25cm" draw:start-shape="id22" draw:start-glue-point="2" draw:end-shape="id25" draw:end-glue-point="0" svg:d="M61125 29981v3750h-3875v519" svg:viewBox="0 0 3876 4270">
            <text:p/>
          </draw:connector>
          <draw:connector draw:style-name="gr25" draw:text-style-name="P12" draw:layer="layout" draw:line-skew="1.616cm" svg:x1="61.125cm" svg:y1="29.981cm" svg:x2="68cm" svg:y2="34.25cm" draw:start-shape="id22" draw:start-glue-point="2" draw:end-shape="id19" draw:end-glue-point="0" svg:d="M61125 29981v3750h6875v519" svg:viewBox="0 0 6876 4270">
            <text:p/>
          </draw:connector>
        </draw:g>
        <draw:connector draw:style-name="gr25" draw:text-style-name="P12" draw:layer="layout" draw:line-skew="0.125cm" svg:x1="50cm" svg:y1="24.25cm" svg:x2="61.25cm" svg:y2="28.5cm" draw:start-shape="id1" draw:start-glue-point="2" draw:end-shape="id26" draw:end-glue-point="0" svg:d="M50000 24250v2250h11250v2000" svg:viewBox="0 0 11251 4251">
          <text:p/>
        </draw:connector>
        <draw:g>
          <draw:g xml:id="id2" draw:id="id2">
            <draw:g>
              <draw:custom-shape draw:style-name="gr26" draw:text-style-name="P9" draw:layer="layout" svg:width="4.75cm" svg:height="1.481cm" svg:x="10.25cm" svg:y="28.494cm">
                <text:p text:style-name="P1">lireStatistiques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7" draw:text-style-name="P3" draw:layer="layout" svg:x1="9.25cm" svg:y1="29.229cm" svg:x2="10.25cm" svg:y2="29.229cm">
                  <text:p/>
                </draw:line>
                <draw:custom-shape draw:style-name="gr28" draw:text-style-name="P7" draw:layer="layout" svg:width="4.61cm" svg:height="1.001cm" draw:transform="rotate (-0.000349065850398201) translate (4.75cm 28.726cm)">
                  <text:p text:style-name="P6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7" draw:text-style-name="P3" draw:layer="layout" svg:x1="15cm" svg:y1="29.225cm" svg:x2="16cm" svg:y2="29.225cm">
                    <text:p/>
                  </draw:line>
                  <draw:custom-shape draw:style-name="gr28" draw:text-style-name="P5" draw:layer="layout" svg:width="4.61cm" svg:height="1.001cm" draw:transform="rotate (-0.000349065850398201) translate (15.89cm 28.722cm)">
                    <text:p text:style-name="P4"><text:span text:style-name="T1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27" draw:id="id27">
            <draw:g>
              <draw:custom-shape draw:style-name="gr29" draw:text-style-name="P10" draw:layer="layout" svg:width="3cm" svg:height="1.481cm" svg:x="16.5cm" svg:y="34.241cm">
                <text:p text:style-name="P1">lireOctet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7" draw:text-style-name="P3" draw:layer="layout" svg:x1="15.5cm" svg:y1="34.995cm" svg:x2="16.5cm" svg:y2="34.995cm">
                  <text:p/>
                </draw:line>
                <draw:custom-shape draw:style-name="gr28" draw:text-style-name="P7" draw:layer="layout" svg:width="4.61cm" svg:height="1.001cm" draw:transform="rotate (-0.000349065850398201) translate (11cm 34.492cm)">
                  <text:p text:style-name="P6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7" draw:text-style-name="P3" draw:layer="layout" svg:x1="19.5cm" svg:y1="34.741cm" svg:x2="20.5cm" svg:y2="34.741cm">
                    <text:p/>
                  </draw:line>
                  <draw:custom-shape draw:style-name="gr28" draw:text-style-name="P5" draw:layer="layout" svg:width="4.61cm" svg:height="1.001cm" draw:transform="rotate (-0.000349065850398201) translate (20.39cm 34.238cm)">
                    <text:p text:style-name="P4"><text:span text:style-name="T1">FichierBinair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g>
                  <draw:line draw:style-name="gr27" draw:text-style-name="P3" draw:layer="layout" svg:x1="19.5cm" svg:y1="35.244cm" svg:x2="20.5cm" svg:y2="35.244cm">
                    <text:p/>
                  </draw:line>
                  <draw:custom-shape draw:style-name="gr28" draw:text-style-name="P5" draw:layer="layout" svg:width="4.61cm" svg:height="1.001cm" draw:transform="rotate (-0.000349065850398201) translate (20.39cm 34.741cm)">
                    <text:p text:style-name="P4"><text:span text:style-name="T1">Octet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30" draw:id="id30">
            <draw:g>
              <draw:custom-shape draw:style-name="gr30" draw:text-style-name="P10" draw:layer="layout" svg:width="3.5cm" svg:height="1.481cm" svg:x="16.75cm" svg:y="31.497cm">
                <text:p text:style-name="P1">lireNaturel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7" draw:text-style-name="P3" draw:layer="layout" svg:x1="15.75cm" svg:y1="32.251cm" svg:x2="16.75cm" svg:y2="32.251cm">
                  <text:p/>
                </draw:line>
                <draw:custom-shape draw:style-name="gr28" draw:text-style-name="P7" draw:layer="layout" svg:width="4.61cm" svg:height="1.001cm" draw:transform="rotate (-0.000349065850398201) translate (11.25cm 31.748cm)">
                  <text:p text:style-name="P6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7" draw:text-style-name="P3" draw:layer="layout" svg:x1="20.25cm" svg:y1="31.997cm" svg:x2="21.25cm" svg:y2="31.997cm">
                    <text:p/>
                  </draw:line>
                  <draw:custom-shape draw:style-name="gr28" draw:text-style-name="P5" draw:layer="layout" svg:width="4.61cm" svg:height="1.001cm" draw:transform="rotate (-0.000349065850398201) translate (21.14cm 31.494cm)">
                    <text:p text:style-name="P4"><text:span text:style-name="T1">FichierBinair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g>
                  <draw:line draw:style-name="gr27" draw:text-style-name="P3" draw:layer="layout" svg:x1="20.25cm" svg:y1="32.497cm" svg:x2="21.25cm" svg:y2="32.497cm">
                    <text:p/>
                  </draw:line>
                  <draw:custom-shape draw:style-name="gr28" draw:text-style-name="P5" draw:layer="layout" svg:width="4.61cm" svg:height="1.001cm" draw:transform="rotate (-0.000349065850398201) translate (21.14cm 31.994cm)">
                    <text:p text:style-name="P4"><text:span text:style-name="T1">Naturel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28" draw:id="id28">
            <draw:g>
              <draw:custom-shape draw:style-name="gr31" draw:text-style-name="P10" draw:layer="layout" svg:width="4.25cm" svg:height="1.481cm" svg:x="4.75cm" svg:y="34.244cm">
                <text:p text:style-name="P1">incrementerOccurenc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7" draw:text-style-name="P3" draw:layer="layout" svg:x1="3.75cm" svg:y1="34.747cm" svg:x2="4.75cm" svg:y2="34.747cm">
                  <text:p/>
                </draw:line>
                <draw:custom-shape draw:style-name="gr28" draw:text-style-name="P7" draw:layer="layout" svg:width="4.61cm" svg:height="1.001cm" draw:transform="rotate (-0.000349065850398201) translate (-0.75cm 34.244cm)">
                  <text:p text:style-name="P6"><text:span text:style-name="T1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7" draw:text-style-name="P3" draw:layer="layout" svg:x1="9cm" svg:y1="34.997cm" svg:x2="10cm" svg:y2="34.997cm">
                    <text:p/>
                  </draw:line>
                  <draw:custom-shape draw:style-name="gr28" draw:text-style-name="P5" draw:layer="layout" svg:width="4.61cm" svg:height="1.001cm" draw:transform="rotate (-0.000349065850398201) translate (9.89cm 34.494cm)">
                    <text:p text:style-name="P4"><text:span text:style-name="T1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7" draw:text-style-name="P3" draw:layer="layout" svg:x1="3.75cm" svg:y1="35.25cm" svg:x2="4.75cm" svg:y2="35.25cm">
                  <text:p/>
                </draw:line>
                <draw:custom-shape draw:style-name="gr28" draw:text-style-name="P7" draw:layer="layout" svg:width="4.61cm" svg:height="1.001cm" draw:transform="rotate (-0.000349065850398201) translate (-0.75cm 34.747cm)">
                  <text:p text:style-name="P6"><text:span text:style-name="T1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29" draw:id="id29">
            <draw:g>
              <draw:custom-shape draw:style-name="gr31" draw:text-style-name="P10" draw:layer="layout" svg:width="4.25cm" svg:height="1.481cm" svg:x="4.25cm" svg:y="31.513cm">
                <text:p text:style-name="P1">statistiques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g>
                  <draw:line draw:style-name="gr27" draw:text-style-name="P3" draw:layer="layout" svg:x1="8.5cm" svg:y1="32.266cm" svg:x2="9.5cm" svg:y2="32.266cm">
                    <text:p/>
                  </draw:line>
                  <draw:custom-shape draw:style-name="gr28" draw:text-style-name="P5" draw:layer="layout" svg:width="4.61cm" svg:height="1.001cm" draw:transform="rotate (-0.000349065850398201) translate (9.39cm 31.763cm)">
                    <text:p text:style-name="P4"><text:span text:style-name="T1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7" draw:text-style-name="P3" draw:layer="layout" svg:x1="3.25cm" svg:y1="32.272cm" svg:x2="4.25cm" svg:y2="32.272cm">
                  <text:p/>
                </draw:line>
                <draw:custom-shape draw:style-name="gr28" draw:text-style-name="P7" draw:layer="layout" svg:width="4.61cm" svg:height="1.001cm" draw:transform="rotate (-0.000349065850398201) translate (-1.25cm 31.76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13" draw:text-style-name="P11" draw:layer="layout" draw:line-skew="1.394cm" svg:x1="12.625cm" svg:y1="29.975cm" svg:x2="18cm" svg:y2="34.238cm" draw:start-shape="id2" draw:start-glue-point="2" draw:end-shape="id27" draw:end-glue-point="0" svg:d="M12625 29975v3525h5375v738" svg:viewBox="0 0 5376 4264">
            <text:p/>
          </draw:connector>
          <draw:connector draw:style-name="gr13" draw:text-style-name="P11" draw:layer="layout" draw:line-skew="1.391cm" svg:x1="12.625cm" svg:y1="29.975cm" svg:x2="6.875cm" svg:y2="34.244cm" draw:start-shape="id2" draw:start-glue-point="2" draw:end-shape="id28" draw:end-glue-point="0" svg:d="M12625 29975v3525h-5750v744" svg:viewBox="0 0 5751 4270">
            <text:p/>
          </draw:connector>
          <draw:connector draw:style-name="gr13" draw:text-style-name="P11" draw:layer="layout" draw:line-skew="0.007cm" svg:x1="12.625cm" svg:y1="29.975cm" svg:x2="6.375cm" svg:y2="31.513cm" draw:start-shape="id2" draw:start-glue-point="2" draw:end-shape="id29" draw:end-glue-point="0" svg:d="M12625 29975v775h-6250v763" svg:viewBox="0 0 6251 1539">
            <text:p/>
          </draw:connector>
          <draw:connector draw:style-name="gr13" draw:text-style-name="P11" draw:layer="layout" draw:line-skew="0.016cm" svg:x1="12.625cm" svg:y1="29.975cm" svg:x2="18.5cm" svg:y2="31.494cm" draw:start-shape="id2" draw:start-glue-point="2" draw:end-shape="id30" draw:end-glue-point="0" svg:d="M12625 29975v775h5875v744" svg:viewBox="0 0 5876 1520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00cm" fo:page-height="70.7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0T12:07:01.791000000</meta:creation-date>
    <dc:date>2023-11-28T23:12:35.678520387</dc:date>
    <meta:editing-duration>PT2H55M10S</meta:editing-duration>
    <meta:editing-cycles>38</meta:editing-cycles>
    <meta:generator>LibreOffice/7.3.7.2$Linux_X86_64 LibreOffice_project/30$Build-2</meta:generator>
    <meta:document-statistic meta:object-count="338"/>
  </office:meta>
</office:document-meta>
</file>